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349" officeooo:paragraph-rsid="0019b349"/>
    </style:style>
    <style:style style:name="P2" style:family="paragraph" style:parent-style-name="Standard">
      <style:text-properties officeooo:rsid="001afbd2" officeooo:paragraph-rsid="001afbd2"/>
    </style:style>
    <style:style style:name="P3" style:family="paragraph" style:parent-style-name="Standard">
      <style:text-properties officeooo:paragraph-rsid="001c7fbc"/>
    </style:style>
    <style:style style:name="P4" style:family="paragraph" style:parent-style-name="Standard">
      <style:text-properties officeooo:rsid="001c7fbc" officeooo:paragraph-rsid="001c7fbc"/>
    </style:style>
    <style:style style:name="P5" style:family="paragraph" style:parent-style-name="Standard">
      <style:text-properties officeooo:rsid="001e5740" officeooo:paragraph-rsid="001e5740"/>
    </style:style>
    <style:style style:name="P6" style:family="paragraph" style:parent-style-name="Standard">
      <style:text-properties officeooo:paragraph-rsid="001e5740"/>
    </style:style>
    <style:style style:name="P7" style:family="paragraph" style:parent-style-name="Standard">
      <style:text-properties officeooo:rsid="00217568" officeooo:paragraph-rsid="00217568"/>
    </style:style>
    <style:style style:name="P8" style:family="paragraph" style:parent-style-name="Standard">
      <style:text-properties officeooo:rsid="0021d085" officeooo:paragraph-rsid="0021d085"/>
    </style:style>
    <style:style style:name="P9" style:family="paragraph" style:parent-style-name="Standard">
      <style:text-properties officeooo:paragraph-rsid="0021d085"/>
    </style:style>
    <style:style style:name="T1" style:family="text">
      <style:text-properties officeooo:rsid="001afbd2"/>
    </style:style>
    <style:style style:name="T2" style:family="text">
      <style:text-properties officeooo:rsid="001c7fbc"/>
    </style:style>
    <style:style style:name="T3" style:family="text">
      <style:text-properties officeooo:rsid="001e5740"/>
    </style:style>
    <style:style style:name="T4" style:family="text">
      <style:text-properties officeooo:rsid="0021d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alizaciones</text:p>
      <text:p text:style-name="P1"/>
      <text:p text:style-name="P1">1-profesor<text:span text:style-name="T1">(dni, nombre, categoría)</text:span></text:p>
      <text:p text:style-name="P2">cp(dni)</text:p>
      <text:p text:style-name="P2"/>
      <text:p text:style-name="P2">doctor(fecha_tesis, dni)</text:p>
      <text:p text:style-name="P2">cp(dni)</text:p>
      <text:p text:style-name="P2">caj(dni → profesor(dni)</text:p>
      <text:p text:style-name="P2"/>
      <text:p text:style-name="P2">no_doctor(dni)</text:p>
      <text:p text:style-name="P2">cp(dni)</text:p>
      <text:p text:style-name="P2">caj(dni)→ profesor(dni)</text:p>
      <text:p text:style-name="P2"/>
      <text:p text:style-name="P2">para todo profesor su dni se tiene que cumplir que exista u doctor cuyo dni sea el mismo el mismo, o exista un no_doctor cuyo dni sea el mismo</text:p>
      <text:p text:style-name="P2"/>
      <text:p text:style-name="P2">para todo doctor su dni no puede aparecer en <text:s/>no doctor</text:p>
      <text:p text:style-name="P2"/>
      <text:p text:style-name="P2">para todo </text:p>
      <text:p text:style-name="P2"/>
      <text:p text:style-name="P3">2- <text:span text:style-name="T2">persona(dni, </text:span><text:span text:style-name="T3">nombre</text:span><text:span text:style-name="T2">)</text:span></text:p>
      <text:p text:style-name="P4">cp(dni)</text:p>
      <text:p text:style-name="P4"/>
      <text:p text:style-name="P6"><text:span text:style-name="T3">profesor(dni, categoria)</text:span></text:p>
      <text:p text:style-name="P5">cp(dni)</text:p>
      <text:p text:style-name="P5">caj(dni)→ persona(dni)</text:p>
      <text:p text:style-name="P3"/>
      <text:p text:style-name="P3"><text:span text:style-name="T1">alumno(</text:span><text:span text:style-name="T3">dni</text:span><text:span text:style-name="T1">, exp, especialidad)</text:span></text:p>
      <text:p text:style-name="P2">cp(exp)</text:p>
      <text:p text:style-name="P5">caj(dni)→ persona(dni)</text:p>
      <text:p text:style-name="P5">calt(dni)</text:p>
      <text:p text:style-name="P2"/>
      <text:p text:style-name="P2">numerario(dni, oposición)</text:p>
      <text:p text:style-name="P2">cp(dni)</text:p>
      <text:p text:style-name="P2">caj(dni)→ profesor</text:p>
      <text:p text:style-name="P2"/>
      <text:p text:style-name="P2">no_numerario(dni, años_exp)</text:p>
      <text:p text:style-name="P2">cp(dni)</text:p>
      <text:p text:style-name="P2">caj(dni)→ profesor</text:p>
      <text:p text:style-name="P2"/>
      <text:p text:style-name="P7">1. no puede existir en numerario un dni que ya existe en no numerario</text:p>
      <text:p text:style-name="P7">2. no puede existir en no_numerario un dni que ya existe en numerario.</text:p>
      <text:p text:style-name="P2"/>
      <text:p text:style-name="P8"/>
      <text:p text:style-name="P8"/>
      <text:p text:style-name="P8"/>
      <text:p text:style-name="P8">1- cliente(dni, nombre)</text:p>
      <text:p text:style-name="P8">cp(dni)</text:p>
      <text:p text:style-name="P8"/>
      <text:p text:style-name="P8">turista(guia, dni)</text:p>
      <text:p text:style-name="P8">cp(ni)</text:p>
      <text:p text:style-name="P8">caj(dni)→ cliente(dni)</text:p>
      <text:p text:style-name="P8"><text:soft-page-break/>viajante(pais, dni)</text:p>
      <text:p text:style-name="P8">cp(dni)</text:p>
      <text:p text:style-name="P8">caj(dni)→ cliente(dni)</text:p>
      <text:p text:style-name="P8"/>
      <text:p text:style-name="P8">todo dni cliente debe coincidir con dni turista o dni viajante</text:p>
      <text:p text:style-name="P8"/>
      <text:p text:style-name="P8">2-</text:p>
      <text:p text:style-name="P8">empleado(nombre, dni)</text:p>
      <text:p text:style-name="P8">cp(dni)</text:p>
      <text:p text:style-name="P8"/>
      <text:p text:style-name="P8">secretario(guia, dni)</text:p>
      <text:p text:style-name="P8">cp(dni)</text:p>
      <text:p text:style-name="P8">caj(dni)→ empleado(dni)</text:p>
      <text:p text:style-name="P8"/>
      <text:p text:style-name="P8">profesor(categoria, dni)</text:p>
      <text:p text:style-name="P8">cp(dni)</text:p>
      <text:p text:style-name="P8">caj(dni)→ empleado(dni)</text:p>
      <text:p text:style-name="P8"/>
      <text:p text:style-name="P8"/>
      <text:p text:style-name="P8">1. no puede existir secretario que dni coincida con profesor</text:p>
      <text:p text:style-name="P9"><text:span text:style-name="T4">2. no puede existir profesor que dni coincida con secretario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8:57:38.420556744</meta:creation-date>
    <dc:date>2022-11-14T09:49:29.213108543</dc:date>
    <meta:editing-duration>PT20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69" meta:character-count="1196" meta:non-whitespace-character-count="1074"/>
  </office:meta>
</office:document-meta>
</file>